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352E00005319000034B6444DE1001749D2D4.svg" manifest:media-type="image/svg+xml"/>
  <manifest:file-entry manifest:full-path="Pictures/1000020100000324000001FE2721E5093E2EE0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" svg:font-family="'Open Sans'" style:font-adornments="Negrito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5.1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4.2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Open Sans1" fo:font-size="18pt" style:font-size-asian="18pt" style:font-size-complex="18p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 style:writing-mode="lr-tb"/>
      <style:text-properties style:font-name="Open Sans" fo:font-size="108pt" fo:font-weight="bold" style:font-size-asian="18pt" style:font-size-complex="18pt"/>
    </style:style>
    <style:style style:name="P5" style:family="paragraph">
      <style:paragraph-properties fo:margin-top="0cm" fo:margin-bottom="0cm"/>
      <style:text-properties style:font-name="Open Sans Semibold" fo:font-size="82pt" fo:font-weight="600" style:font-size-asian="18pt" style:font-size-complex="18pt"/>
    </style:style>
    <style:style style:name="P6" style:family="paragraph">
      <loext:graphic-properties draw:fill="none" draw:fill-color="#ffffff"/>
      <style:paragraph-properties fo:margin-top="0cm" fo:margin-bottom="0cm" style:writing-mode="lr-tb"/>
      <style:text-properties style:font-name="Open Sans Semibold" fo:font-size="82pt" fo:font-weight="600" style:font-size-asian="18pt" style:font-size-complex="18pt"/>
    </style:style>
    <style:style style:name="T1" style:family="text">
      <style:text-properties style:font-name="Open Sans" fo:font-size="108pt" fo:font-weight="bold" style:font-size-asian="18pt" style:font-size-complex="18pt"/>
    </style:style>
    <style:style style:name="T2" style:family="text">
      <style:text-properties style:font-name="Open Sans Semibold" fo:font-size="82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1.272cm" svg:height="13.493cm" svg:x="0cm" svg:y="0cm">
          <draw:image xlink:href="Pictures/1001352E00005319000034B6444DE1001749D2D4.svg" xlink:type="simple" xlink:show="embed" xlink:actuate="onLoad" draw:mime-type="image/svg+xml">
            <text:p/>
          </draw:image>
          <draw:image xlink:href="Pictures/1000020100000324000001FE2721E5093E2EE0D8.png" xlink:type="simple" xlink:show="embed" xlink:actuate="onLoad" draw:mime-type="image/png"/>
        </draw:frame>
        <draw:frame draw:style-name="gr2" draw:text-style-name="P2" draw:layer="layout" svg:width="0.502cm" svg:height="1.187cm" svg:x="31.283cm" svg:y="5.166cm">
          <draw:text-box>
            <text:p/>
          </draw:text-box>
        </draw:frame>
        <draw:frame draw:style-name="gr3" draw:text-style-name="P4" draw:layer="layout" svg:width="57.364cm" svg:height="5.441cm" svg:x="21.999cm" svg:y="5.952cm">
          <draw:text-box>
            <text:p text:style-name="P3"><text:span text:style-name="T1">DE ELETRÔNICA</text:span></text:p>
          </draw:text-box>
        </draw:frame>
        <draw:frame draw:style-name="gr4" draw:text-style-name="P6" draw:layer="layout" svg:width="77.322cm" svg:height="4.476cm" svg:x="22.184cm" svg:y="10.21cm">
          <draw:text-box>
            <text:p text:style-name="P5"><text:span text:style-name="T2">Curso de Engenharia Eletrônica</text:span></text:p>
          </draw:text-box>
        </draw:frame>
        <draw:frame draw:style-name="gr3" draw:text-style-name="P4" draw:layer="layout" svg:width="57.364cm" svg:height="5.441cm" svg:x="22.005cm" svg:y="1.948cm">
          <draw:text-box>
            <text:p text:style-name="P3"><text:span text:style-name="T1">DEPARTAMENTO ACADÊMIC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" svg:font-family="'Open Sans'" style:font-adornments="Negrito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7.35cm" fo:page-height="14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8T14:01:57.797000000</meta:creation-date>
    <meta:editing-duration>PT31M52S</meta:editing-duration>
    <meta:editing-cycles>10</meta:editing-cycles>
    <meta:generator>LibreOffice/7.0.3.1$Windows_X86_64 LibreOffice_project/d7547858d014d4cf69878db179d326fc3483e082</meta:generator>
    <dc:date>2020-12-08T16:12:04.336000000</dc:date>
    <meta:document-statistic meta:object-count="5"/>
  </office:meta>
</office:document-meta>
</file>